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77" officeooo:paragraph-rsid="001f7177"/>
    </style:style>
    <style:style style:name="P2" style:family="paragraph" style:parent-style-name="Standard">
      <style:text-properties officeooo:paragraph-rsid="001f717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7177" officeooo:paragraph-rsid="001f717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7177" officeooo:paragraph-rsid="001f717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f7177" officeooo:paragraph-rsid="001f7177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13470"/>
    </style:style>
    <style:style style:name="T3" style:family="text">
      <style:text-properties style:text-underline-style="solid" style:text-underline-width="auto" style:text-underline-color="font-color" fo:font-weight="bold" officeooo:rsid="001f717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134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Scenario tests for user story 2</text:p>
      <text:p text:style-name="P5">Group 17</text:p>
      <text:p text:style-name="P5"/>
      <text:p text:style-name="P5"/>
      <text:p text:style-name="P2"><text:span text:style-name="T3">Scenario 1 : </text:span><text:span text:style-name="T4">Installing </text:span><text:span text:style-name="T3">the ZAP addon</text:span></text:p>
      <text:p text:style-name="P1">1- Go to the project root /####</text:p>
      <text:p text:style-name="P1">2- Build the project using: <text:span text:style-name="T1">./gradlew clean build </text:span>- A ZAP addon is created in /####</text:p>
      <text:p text:style-name="P1">3- <text:s/>Start the ZAP proxy program</text:p>
      <text:p text:style-name="P1">4- Go to file, load addon and select the zap addon</text:p>
      <text:p text:style-name="P1">5- Verify in the output tab that the addon has been successfully installed.</text:p>
      <text:p text:style-name="P1">[6-] The addon can be uninstalled via the addon manager.</text:p>
      <text:p text:style-name="P1"/>
      <text:p text:style-name="P3">Scenario 2: Loading a policy</text:p>
      <text:p text:style-name="P3"/>
      <text:p text:style-name="P3">Scenario 3: Consulting the currently loaded policies</text:p>
      <text:p text:style-name="P3"/>
      <text:p text:style-name="P3">Scenario 4: Scanning HTTP traffic scanning and live alerts</text:p>
      <text:p text:style-name="P3"/>
      <text:p text:style-name="P3">Scenario 5: Building a repor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2:56:51.622380048</meta:creation-date>
    <dc:date>2020-11-22T13:05:43.742343050</dc:date>
    <meta:editing-duration>PT8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04" meta:character-count="569" meta:non-whitespace-character-count="477"/>
  </office:meta>
</office:document-meta>
</file>